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fo:color="#ffff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fo:color="#ffffff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fo:color="#ffff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fo:color="#ffffff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402.6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402.60pt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402.6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402.6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402.60pt"/>
        </style:tab-stops>
      </style:paragraph-properties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45.05pt"/>
          <style:tab-stop style:position="3287.40pt"/>
        </style:tab-stops>
      </style:paragraph-properties>
    </style:style>
    <style:style style:name="P31" style:family="paragraph">
      <style:paragraph-properties fo:line-height="100.00%" fo:text-align="left"/>
    </style:style>
    <style:style style:name="TableColumn0100" style:family="table-column">
      <style:table-column-properties style:column-width="2.052083in"/>
    </style:style>
    <style:style style:name="TableColumn0101" style:family="table-column">
      <style:table-column-properties style:column-width="4.875000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595959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595959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595959"/>
    </style:style>
    <style:style style:name="TableCell0103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595959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595959"/>
    </style:style>
    <style:style style:name="TableCell011101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SOFT8026 - Data-driven Microservices</text:span></text:p>
      <text:p text:style-name="P1"><text:span text:style-name="T1">Assignment 1 Form</text:span></text:p>
      <text:p text:style-name="P1"><text:span text:style-name="T2"/></text:p>
      <text:p text:style-name="P1"><text:span text:style-name="T3">Instructions</text:span></text:p>
      <text:p text:style-name="P1"><text:span text:style-name="T4">Please complete the following form and include in the zip file you submit. Include screenshots / images in the appendices below the form.</text:span></text:p>
      <text:p text:style-name="P1"><text:span text:style-name="T5"/></text:p>
      <text:p text:style-name="P1"><text:span text:style-name="T6">Which dataset (e.g. from Kaggle) did you use (provide a download link)?</text:span></text:p>
      <text:p text:style-name="P1"><text:span text:style-name="T7"/></text:p>
      <text:p text:style-name="P1"><text:span text:style-name="T8">Dataset:<text:s/></text:span><text:a xlink:href="https://www.kaggle.com/thiagoazen/all-pokemon-with-stats"><text:span text:style-name="T9">https://www.kaggle.com/thiagoazen/all-pokemon-with-stats</text:span></text:a><text:span text:style-name="T10"/></text:p>
      <text:p text:style-name="P1"><text:span text:style-name="T11"/></text:p>
      <text:p text:style-name="P1"><text:span text:style-name="T12">I'm using the pokemon dataset from Kaggle. While this is only around 900 long I chose this as analysing it was more interested to be me. I worked out that it would still have roughly 9 minutes of data being streamed to do a rolling average.</text:span><text:span text:style-name="T13"/></text:p>
      <text:p text:style-name="P1"><text:span text:style-name="T14"/></text:p>
      <text:p text:style-name="P1"><text:span text:style-name="T15">Briefly describe the data in the file and some of the columns you chose to analyse:</text:span></text:p>
      <text:p text:style-name="P1"><text:span text:style-name="T16"/></text:p>
      <text:p text:style-name="P1"><text:span text:style-name="T16">I cleaned the data by removing the any version of the pokemon with a mega evolution and then removed that column.<text:line-break/><text:line-break/></text:span></text:p>
      <text:p text:style-name="P1"><text:span text:style-name="T1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7">Discussion of Architecture</text:span><text:span text:style-name="T18"/></text:p>
          </table:table-cell>
          <table:table-cell table:style-name="TableCell010001">
            <text:p text:style-name="P3"><text:span text:style-name="T18"/></text:p>
          </table:table-cell>
        </table:table-row>
        <table:table-row table:style-name="TableRow0101">
          <table:table-cell table:style-name="TableCell010100">
            <text:p text:style-name="P6"><text:span text:style-name="T19">Put a diagram of your architecture opposite (e.g. paste an image); indicate the microservices, integration endpoints, messages being sent, etc.</text:span><text:span text:style-name="T20"/></text:p>
          </table:table-cell>
          <table:table-cell table:style-name="TableCell010101">
            <text:p text:style-name="P6"><text:span text:style-name="T20"/></text:p>
          </table:table-cell>
        </table:table-row>
        <table:table-row table:style-name="TableRow0102">
          <table:table-cell table:style-name="TableCell010200">
            <text:p text:style-name="P8"><text:span text:style-name="T21">Why did you opt for the microservices you did? You could address topics from the lectures, e.g. bounded contexts, independent pipelines, etc.</text:span><text:span text:style-name="T22"/></text:p>
          </table:table-cell>
          <table:table-cell table:style-name="TableCell010201">
            <text:p text:style-name="P8"><text:span text:style-name="T22"/></text:p>
          </table:table-cell>
        </table:table-row>
        <table:table-row table:style-name="TableRow0103">
          <table:table-cell table:style-name="TableCell010300">
            <text:p text:style-name="P11"><text:span text:style-name="T23">Checklist of requirements completed</text:span><text:span text:style-name="T24"/></text:p>
          </table:table-cell>
          <table:table-cell table:style-name="TableCell010301">
            <text:p text:style-name="P11"><text:span text:style-name="T25"><text:s/>Delete as appropriate</text:span><text:span text:style-name="T26"/></text:p>
          </table:table-cell>
        </table:table-row>
        <table:table-row table:style-name="TableRow0104">
          <table:table-cell table:style-name="TableCell010400">
            <text:p text:style-name="P14"><text:span text:style-name="T27">Do you have a Dockerfile per microservice that you have created?</text:span><text:span text:style-name="T28"/></text:p>
          </table:table-cell>
          <table:table-cell table:style-name="TableCell010401">
            <text:p text:style-name="P14"><text:span text:style-name="T29">YES / NO / PARTIAL (Explain)</text:span><text:span text:style-name="T30"/></text:p>
          </table:table-cell>
        </table:table-row>
        <table:table-row table:style-name="TableRow0105">
          <table:table-cell table:style-name="TableCell010500">
            <text:p text:style-name="P16"><text:span text:style-name="T31">Do you have a gRPC proto file with a service, rpcs and messages for each microservice?</text:span><text:span text:style-name="T32"/></text:p>
          </table:table-cell>
          <table:table-cell table:style-name="TableCell010501">
            <text:p text:style-name="P16"><text:span text:style-name="T33">YES / NO / PARTIAL (Explain)</text:span><text:span text:style-name="T34"/></text:p>
          </table:table-cell>
        </table:table-row>
        <table:table-row table:style-name="TableRow0106">
          <table:table-cell table:style-name="TableCell010600">
            <text:p text:style-name="P18"><text:span text:style-name="T35">Do you have your Dockerfiles and other microservice files (python scripts, requirements.txt, etc) in separate folders?</text:span><text:span text:style-name="T36"/></text:p>
          </table:table-cell>
          <table:table-cell table:style-name="TableCell010601">
            <text:p text:style-name="P18"><text:span text:style-name="T37">YES / NO / PARTIAL (Explain)</text:span><text:span text:style-name="T38"/></text:p>
          </table:table-cell>
        </table:table-row>
        <table:table-row table:style-name="TableRow0107">
          <table:table-cell table:style-name="TableCell010700">
            <text:p text:style-name="P20"><text:span text:style-name="T39">Do you have a functioning Docker Compose file?</text:span><text:span text:style-name="T40"/></text:p>
          </table:table-cell>
          <table:table-cell table:style-name="TableCell010701">
            <text:p text:style-name="P20"><text:span text:style-name="T41">YES / NO / PARTIAL (Explain)</text:span><text:span text:style-name="T42"/></text:p>
          </table:table-cell>
        </table:table-row>
        <table:table-row table:style-name="TableRow0108">
          <table:table-cell table:style-name="TableCell010800">
            <text:p text:style-name="P22"><text:span text:style-name="T43">Are you streaming data, simulating real-time throughout?</text:span><text:span text:style-name="T44"/></text:p>
          </table:table-cell>
          <table:table-cell table:style-name="TableCell010801">
            <text:p text:style-name="P22"><text:span text:style-name="T45">YES / NO / PARTIAL (Explain)</text:span><text:span text:style-name="T46"/></text:p>
          </table:table-cell>
        </table:table-row>
        <table:table-row table:style-name="TableRow0109">
          <table:table-cell table:style-name="TableCell010900">
            <text:p text:style-name="P24"><text:span text:style-name="T47">Do you have 4 pieces of analytics calculated, including a window-on-data (e.g. rolling 3-minute window)?</text:span><text:span text:style-name="T48"/></text:p>
          </table:table-cell>
          <table:table-cell table:style-name="TableCell010901">
            <text:p text:style-name="P24"><text:span text:style-name="T49">YES / NO / PARTIAL (Explain)</text:span><text:span text:style-name="T50"/></text:p>
          </table:table-cell>
        </table:table-row>
        <table:table-row table:style-name="TableRow0110">
          <table:table-cell table:style-name="TableCell011000">
            <text:p text:style-name="P26"><text:span text:style-name="T51">Are you displaying live analytics on a web page?</text:span><text:span text:style-name="T52"/></text:p>
          </table:table-cell>
          <table:table-cell table:style-name="TableCell011001">
            <text:p text:style-name="P26"><text:span text:style-name="T53">YES / NO / PARTIAL (Explain)</text:span><text:span text:style-name="T54"/></text:p>
          </table:table-cell>
        </table:table-row>
        <table:table-row table:style-name="TableRow0111">
          <table:table-cell table:style-name="TableCell011100">
            <text:p text:style-name="P29"><text:span text:style-name="T55">Any other comments, e.g. anything you want to highlight that could otherwise be missed by the marker?</text:span><text:span text:style-name="T56"/></text:p>
          </table:table-cell>
          <table:table-cell table:style-name="TableCell011101">
            <text:p text:style-name="P29"><text:span text:style-name="T56"/></text:p>
            <text:p text:style-name="P29"><text:span text:style-name="T56"/></text:p>
            <text:p text:style-name="P29"><text:span text:style-name="T56"/></text:p>
            <text:p text:style-name="P29"><text:span text:style-name="T56"/></text:p>
            <text:p text:style-name="P29"><text:span text:style-name="T56"/></text:p>
          </table:table-cell>
        </table:table-row>
      </table:table>
      <text:p text:style-name="P31"><text:span text:style-name="T56"/></text:p>
      <text:p text:style-name="P31"><text:span text:style-name="T56"/></text:p>
      <text:p text:style-name="P31"><text:span text:style-name="T56"/></text:p>
      <text:p text:style-name="P31"><text:span text:style-name="T57">Appendix<text:s/></text:span><text:span text:style-name="T58">– Screenshot(s) of your application running (e.g. Log output as it starts up, any log output as it runs, any web pages, etc.)</text:span></text:p>
      <text:p text:style-name="P31"><text:span text:style-name="T59"><text:tab/><text:tab/></text:span></text:p>
      <text:p text:style-name="P31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